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30</text:p>
      <text:p text:style-name="P16"/>
      <text:list xml:id="list7304926592264308635" text:style-name="L1">
        <text:list-item>
          <text:list>
            <text:list-header>
              <text:p text:style-name="P19"/>
            </text:list-header>
          </text:list>
        </text:list-item>
      </text:list>
      <text:list xml:id="list1646665347446273433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6T08:28:07.35</dc:date>
    <dc:creator>James Lombardi</dc:creator>
    <meta:editing-duration>PT18H2M43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9" meta:paragraph-count="306" meta:word-count="3039" meta:character-count="14905"/>
  </office:meta>
</office:document-meta>
</file>